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0902in" svg:y="38.628in">
            <draw:object draw:notify-on-update-of-ranges="Sheet1.B210:Sheet1.B210 Sheet1.B211:Sheet1.B215 Sheet1.C210:Sheet1.C210 Sheet1.C211:Sheet1.C215 Sheet1.D210:Sheet1.D210 Sheet1.D211:Sheet1.D215 Sheet1.E210:Sheet1.E210 Sheet1.E211:Sheet1.E2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AVERAGE([.B1]: [.B101])" office:value-type="float" office:value="0.0027" calcext:value-type="float">
            <text:p>0.0027</text:p>
          </table:table-cell>
          <table:table-cell table:formula="of:=AVERAGE([.C1:.C101])" office:value-type="float" office:value="0.00135" calcext:value-type="float">
            <text:p>0.00135</text:p>
          </table:table-cell>
          <table:table-cell table:formula="of:=AVERAGE([.D1:.D101])" office:value-type="float" office:value="0.00149" calcext:value-type="float">
            <text:p>0.00149</text:p>
          </table:table-cell>
          <table:table-cell table:formula="of:=AVERAGE([.E1:.E101])" office:value-type="float" office:value="0.01461" calcext:value-type="float">
            <text:p>0.01461</text:p>
          </table:table-cell>
          <table:table-cell table:number-columns-repeated="2"/>
          <table:table-cell table:formula="of:=AVERAGE([.H1:.H101])" office:value-type="float" office:value="0.00541" calcext:value-type="float">
            <text:p>0.00541</text:p>
          </table:table-cell>
          <table:table-cell table:formula="of:=AVERAGE([.I1:.I101])" office:value-type="float" office:value="0.00344" calcext:value-type="float">
            <text:p>0.00344</text:p>
          </table:table-cell>
          <table:table-cell table:formula="of:=AVERAGE([.J1:.J101])" office:value-type="float" office:value="0.00324" calcext:value-type="float">
            <text:p>0.00324</text:p>
          </table:table-cell>
          <table:table-cell table:formula="of:=AVERAGE([.K1:.K101])" office:value-type="float" office:value="0.02355" calcext:value-type="float">
            <text:p>0.02355</text:p>
          </table:table-cell>
          <table:table-cell table:number-columns-repeated="2"/>
          <table:table-cell table:formula="of:=AVERAGE([.N1:.N101])" office:value-type="float" office:value="0.00985000000000001" calcext:value-type="float">
            <text:p>0.00985</text:p>
          </table:table-cell>
          <table:table-cell table:formula="of:=AVERAGE([.O1:.O101])" office:value-type="float" office:value="0.00985000000000001" calcext:value-type="float">
            <text:p>0.00985</text:p>
          </table:table-cell>
          <table:table-cell table:formula="of:=AVERAGE([.P1:.P101])" office:value-type="float" office:value="0.00494" calcext:value-type="float">
            <text:p>0.00494</text:p>
          </table:table-cell>
          <table:table-cell table:formula="of:=AVERAGE([.Q1:.Q101])" office:value-type="float" office:value="0.01963" calcext:value-type="float">
            <text:p>0.019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3" calcext:value-type="float">
            <text:p>0.07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" calcext:value-type="float">
            <text:p>0.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78" calcext:value-type="float">
            <text:p>0.07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3" calcext:value-type="float">
            <text:p>0.0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4" calcext:value-type="float">
            <text:p>0.07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3" calcext:value-type="float">
            <text:p>0.06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4" calcext:value-type="float">
            <text:p>0.07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99" calcext:value-type="float">
            <text:p>0.09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71" calcext:value-type="float">
            <text:p>0.07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9" calcext:value-type="float">
            <text:p>0.05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3" calcext:value-type="float">
            <text:p>0.06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1" calcext:value-type="float">
            <text:p>0.07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8" calcext:value-type="float">
            <text:p>0.11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9" calcext:value-type="float">
            <text:p>0.04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1" calcext:value-type="float">
            <text:p>0.05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/>
          <table:table-cell table:formula="of:=AVERAGE([.B106:.B205])" office:value-type="float" office:value="0.01367" calcext:value-type="float">
            <text:p>0.01367</text:p>
          </table:table-cell>
          <table:table-cell table:formula="of:=AVERAGE([.C106:.C205])" office:value-type="float" office:value="0.00795000000000001" calcext:value-type="float">
            <text:p>0.00795</text:p>
          </table:table-cell>
          <table:table-cell table:formula="of:=AVERAGE([.D106:.D205])" office:value-type="float" office:value="0.00966000000000001" calcext:value-type="float">
            <text:p>0.00966</text:p>
          </table:table-cell>
          <table:table-cell table:formula="of:=AVERAGE([.E106:.E205])" office:value-type="float" office:value="0.0412099999999999" calcext:value-type="float">
            <text:p>0.04121</text:p>
          </table:table-cell>
          <table:table-cell table:number-columns-repeated="2"/>
          <table:table-cell table:formula="of:=AVERAGE([.H106:.H205])" office:value-type="float" office:value="0.0198" calcext:value-type="float">
            <text:p>0.0198</text:p>
          </table:table-cell>
          <table:table-cell table:formula="of:=AVERAGE([.I106:.I205])" office:value-type="float" office:value="0.01137" calcext:value-type="float">
            <text:p>0.01137</text:p>
          </table:table-cell>
          <table:table-cell table:formula="of:=AVERAGE([.J106:.J205])" office:value-type="float" office:value="0.01204" calcext:value-type="float">
            <text:p>0.01204</text:p>
          </table:table-cell>
          <table:table-cell table:formula="of:=AVERAGE([.K106:.K205])" office:value-type="float" office:value="0.04538" calcext:value-type="float">
            <text:p>0.04538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BIS)</text:p>
          </table:table-cell>
          <table:table-cell office:value-type="string" calcext:value-type="string">
            <text:p>TIME(IIS)</text:p>
          </table:table-cell>
          <table:table-cell office:value-type="string" calcext:value-type="string">
            <text:p>TIME(RIS)</text:p>
          </table:table-cell>
          <table:table-cell office:value-type="string" calcext:value-type="string">
            <text:p>TIME(CI)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461" calcext:value-type="float">
            <text:p>0.01461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2355" calcext:value-type="float">
            <text:p>0.0235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0985" calcext:value-type="float">
            <text:p>0.00985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1963" calcext:value-type="float">
            <text:p>0.01963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4121" calcext:value-type="float">
            <text:p>0.04121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4538" calcext:value-type="float">
            <text:p>0.0453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0:02:43.903842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2:21:03.159722960</meta:creation-date>
    <dc:date>2016-03-01T12:07:56.511297763</dc:date>
    <meta:editing-duration>PT14M40S</meta:editing-duration>
    <meta:editing-cycles>2</meta:editing-cycles>
    <meta:generator>LibreOffice/4.2.8.2$Linux_X86_64 LibreOffice_project/420m0$Build-2</meta:generator>
    <meta:document-statistic meta:table-count="1" meta:cell-count="25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454cm" style:legend-expansion="high" chart:style-name="ch2"/>
        <chart:plot-area chart:style-name="ch3" table:cell-range-address="Sheet1.B210:Sheet1.E215" chart:data-source-has-labels="row" svg:x="0.32cm" svg:y="0.18cm" svg:width="12.965cm" svg:height="8.64cm">
          <chartooo:coordinate-region svg:x="1.418cm" svg:y="0.38cm" svg:width="11.86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1:Sheet1.B215" chart:label-cell-address="Sheet1.B210:Sheet1.B210" chart:class="chart:bar">
            <chart:data-point chart:repeated="5"/>
          </chart:series>
          <chart:series chart:style-name="ch8" chart:values-cell-range-address="Sheet1.C211:Sheet1.C215" chart:label-cell-address="Sheet1.C210:Sheet1.C210" chart:class="chart:bar">
            <chart:data-point chart:repeated="5"/>
          </chart:series>
          <chart:series chart:style-name="ch9" chart:values-cell-range-address="Sheet1.D211:Sheet1.D215" chart:label-cell-address="Sheet1.D210:Sheet1.D210" chart:class="chart:bar">
            <chart:data-point chart:repeated="5"/>
          </chart:series>
          <chart:series chart:style-name="ch10" chart:values-cell-range-address="Sheet1.E211:Sheet1.E215" chart:label-cell-address="Sheet1.E210:Sheet1.E2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BIS)</text:p>
                <draw:g>
                  <svg:desc>Sheet1.B210:Sheet1.B210</svg:desc>
                </draw:g>
              </table:table-cell>
              <table:table-cell office:value-type="string">
                <text:p>TIME(IIS)</text:p>
                <draw:g>
                  <svg:desc>Sheet1.C210:Sheet1.C210</svg:desc>
                </draw:g>
              </table:table-cell>
              <table:table-cell office:value-type="string">
                <text:p>TIME(RIS)</text:p>
                <draw:g>
                  <svg:desc>Sheet1.D210:Sheet1.D210</svg:desc>
                </draw:g>
              </table:table-cell>
              <table:table-cell office:value-type="string">
                <text:p>TIME(CI)</text:p>
                <draw:g>
                  <svg:desc>Sheet1.E210:Sheet1.E2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">
                <text:p>0.0027</text:p>
                <draw:g>
                  <svg:desc>Sheet1.B211:Sheet1.B215</svg:desc>
                </draw:g>
              </table:table-cell>
              <table:table-cell office:value-type="float" office:value="0.00135">
                <text:p>0.00135</text:p>
                <draw:g>
                  <svg:desc>Sheet1.C211:Sheet1.C215</svg:desc>
                </draw:g>
              </table:table-cell>
              <table:table-cell office:value-type="float" office:value="0.00149">
                <text:p>0.00149</text:p>
                <draw:g>
                  <svg:desc>Sheet1.D211:Sheet1.D215</svg:desc>
                </draw:g>
              </table:table-cell>
              <table:table-cell office:value-type="float" office:value="0.01461">
                <text:p>0.01461</text:p>
                <draw:g>
                  <svg:desc>Sheet1.E211:Sheet1.E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41">
                <text:p>0.00541</text:p>
              </table:table-cell>
              <table:table-cell office:value-type="float" office:value="0.00344">
                <text:p>0.00344</text:p>
              </table:table-cell>
              <table:table-cell office:value-type="float" office:value="0.00324">
                <text:p>0.00324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85">
                <text:p>0.00985</text:p>
              </table:table-cell>
              <table:table-cell office:value-type="float" office:value="0.00985">
                <text:p>0.00985</text:p>
              </table:table-cell>
              <table:table-cell office:value-type="float" office:value="0.00494">
                <text:p>0.00494</text:p>
              </table:table-cell>
              <table:table-cell office:value-type="float" office:value="0.01963">
                <text:p>0.01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67">
                <text:p>0.01367</text:p>
              </table:table-cell>
              <table:table-cell office:value-type="float" office:value="0.00795">
                <text:p>0.00795</text:p>
              </table:table-cell>
              <table:table-cell office:value-type="float" office:value="0.00966">
                <text:p>0.00966</text:p>
              </table:table-cell>
              <table:table-cell office:value-type="float" office:value="0.04121">
                <text:p>0.04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8">
                <text:p>0.0198</text:p>
              </table:table-cell>
              <table:table-cell office:value-type="float" office:value="0.01137">
                <text:p>0.01137</text:p>
              </table:table-cell>
              <table:table-cell office:value-type="float" office:value="0.01204">
                <text:p>0.01204</text:p>
              </table:table-cell>
              <table:table-cell office:value-type="float" office:value="0.04538">
                <text:p>0.04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